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15pt" fo:font-weight="bold" officeooo:rsid="001b80e0" officeooo:paragraph-rsid="00077cbf" style:font-size-asian="15pt" style:font-weight-asian="bold" style:font-size-complex="15pt" style:font-weight-complex="bold"/>
    </style:style>
    <style:style style:name="P2" style:family="paragraph" style:parent-style-name="Standard">
      <style:paragraph-properties fo:text-align="start" style:justify-single-word="false"/>
      <style:text-properties officeooo:paragraph-rsid="000ad4f2"/>
    </style:style>
    <style:style style:name="P3" style:family="paragraph" style:parent-style-name="Standard">
      <style:paragraph-properties fo:text-align="start" style:justify-single-word="false"/>
      <style:text-properties officeooo:paragraph-rsid="000d4ddc"/>
    </style:style>
    <style:style style:name="P4" style:family="paragraph" style:parent-style-name="Standard">
      <style:paragraph-properties fo:text-align="start" style:justify-single-word="false"/>
      <style:text-properties officeooo:paragraph-rsid="0011dc14"/>
    </style:style>
    <style:style style:name="P5" style:family="paragraph" style:parent-style-name="Standard">
      <style:paragraph-properties fo:text-align="start" style:justify-single-word="false"/>
      <style:text-properties fo:font-size="12pt" fo:font-weight="normal" officeooo:rsid="000ad4f2" officeooo:paragraph-rsid="000ffb0b"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ad4f2" officeooo:paragraph-rsid="00118d4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ad4f2" officeooo:paragraph-rsid="0018b2c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3b25a" officeooo:paragraph-rsid="0013b25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3b25a" officeooo:paragraph-rsid="0017730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3b25a" officeooo:paragraph-rsid="0018b2c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5886f" officeooo:paragraph-rsid="001588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77300" officeooo:paragraph-rsid="0018b2c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bold" officeooo:rsid="000d4ddc" officeooo:paragraph-rsid="000d4ddc" style:font-size-asian="10.5pt" style:font-weight-asian="bold" style:font-size-complex="12pt" style:font-weight-complex="bold"/>
    </style:style>
    <style:style style:name="P14" style:family="paragraph" style:parent-style-name="Standard">
      <style:paragraph-properties fo:text-align="start" style:justify-single-word="false"/>
      <style:text-properties officeooo:rsid="00096b1f" officeooo:paragraph-rsid="00096b1f"/>
    </style:style>
    <style:style style:name="P15" style:family="paragraph" style:parent-style-name="Standard">
      <style:paragraph-properties fo:text-align="start" style:justify-single-word="false"/>
      <style:text-properties officeooo:rsid="00096b1f" officeooo:paragraph-rsid="0009f81e"/>
    </style:style>
    <style:style style:name="P16" style:family="paragraph" style:parent-style-name="Standard">
      <style:paragraph-properties fo:text-align="start" style:justify-single-word="false"/>
      <style:text-properties officeooo:rsid="000eb5c2" officeooo:paragraph-rsid="000eb5c2"/>
    </style:style>
    <style:style style:name="P17" style:family="paragraph" style:parent-style-name="Standard">
      <style:paragraph-properties fo:text-align="start" style:justify-single-word="false"/>
      <style:text-properties officeooo:rsid="000f493e" officeooo:paragraph-rsid="000f493e"/>
    </style:style>
    <style:style style:name="P18" style:family="paragraph" style:parent-style-name="Standard">
      <style:paragraph-properties fo:text-align="start" style:justify-single-word="false"/>
      <style:text-properties officeooo:rsid="000ffb0b" officeooo:paragraph-rsid="000ffb0b"/>
    </style:style>
    <style:style style:name="P19" style:family="paragraph" style:parent-style-name="Standard" style:list-style-name="List_20_1">
      <style:paragraph-properties fo:text-align="start" style:justify-single-word="false"/>
      <style:text-properties officeooo:paragraph-rsid="0015d59a"/>
    </style:style>
    <style:style style:name="P20" style:family="paragraph" style:parent-style-name="Standard" style:list-style-name="List_20_1">
      <style:paragraph-properties fo:text-align="start" style:justify-single-word="false"/>
      <style:text-properties officeooo:paragraph-rsid="0017086c"/>
    </style:style>
    <style:style style:name="P21" style:family="paragraph" style:parent-style-name="Standard" style:list-style-name="List_20_1">
      <style:paragraph-properties fo:text-align="start" style:justify-single-word="false"/>
      <style:text-properties officeooo:paragraph-rsid="000ad4f2"/>
    </style:style>
    <style:style style:name="P22" style:family="paragraph" style:parent-style-name="Standard" style:list-style-name="List_20_1">
      <style:paragraph-properties fo:text-align="start" style:justify-single-word="false"/>
      <style:text-properties officeooo:paragraph-rsid="000b724b"/>
    </style:style>
    <style:style style:name="P23" style:family="paragraph" style:parent-style-name="Standard" style:list-style-name="List_20_1">
      <style:paragraph-properties fo:text-align="start" style:justify-single-word="false"/>
      <style:text-properties officeooo:paragraph-rsid="00077cbf"/>
    </style:style>
    <style:style style:name="P24" style:family="paragraph" style:parent-style-name="Standard" style:list-style-name="Numbering_20_123">
      <style:paragraph-properties fo:text-align="start" style:justify-single-word="false"/>
      <style:text-properties fo:color="#000000" loext:opacity="100%" fo:font-size="15pt" fo:font-weight="bold" officeooo:rsid="00077cbf" officeooo:paragraph-rsid="00077cbf" style:font-size-asian="15pt" style:font-weight-asian="bold" style:font-size-complex="15pt" style:font-weight-complex="bold"/>
    </style:style>
    <style:style style:name="P25" style:family="paragraph" style:parent-style-name="Standard" style:list-style-name="List_20_1">
      <style:paragraph-properties fo:text-align="start" style:justify-single-word="false"/>
      <style:text-properties fo:color="#000000" loext:opacity="100%" fo:font-size="12pt" fo:font-weight="normal" officeooo:rsid="00077cbf" officeooo:paragraph-rsid="00077cb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000000" loext:opacity="100%" fo:font-size="12pt" fo:font-weight="normal" officeooo:rsid="00077cbf" officeooo:paragraph-rsid="00077cbf" style:font-size-asian="10.5pt" style:font-weight-asian="normal" style:font-size-complex="12pt" style:font-weight-complex="normal"/>
    </style:style>
    <style:style style:name="P27" style:family="paragraph" style:parent-style-name="Standard" style:list-style-name="List_20_1">
      <style:paragraph-properties fo:text-align="start" style:justify-single-word="false"/>
      <style:text-properties fo:color="#000000" loext:opacity="100%" fo:font-size="12pt" fo:font-weight="normal" officeooo:rsid="000ad4f2" officeooo:paragraph-rsid="000ad4f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loext:opacity="100%" fo:font-size="12pt" fo:font-weight="normal" officeooo:rsid="000ad4f2" officeooo:paragraph-rsid="000ad4f2" style:font-size-asian="10.5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fo:color="#000000" loext:opacity="100%" fo:font-size="12pt" fo:font-weight="normal" officeooo:rsid="0007bd04" officeooo:paragraph-rsid="00077cbf" style:font-size-asian="10.5pt" style:font-weight-asian="normal" style:font-size-complex="12pt" style:font-weight-complex="normal"/>
    </style:style>
    <style:style style:name="P30" style:family="paragraph" style:parent-style-name="Standard" style:list-style-name="List_20_1">
      <style:paragraph-properties fo:text-align="start" style:justify-single-word="false"/>
      <style:text-properties fo:color="#000000" loext:opacity="100%" fo:font-size="12pt" fo:font-weight="normal" officeooo:rsid="0007bd04" officeooo:paragraph-rsid="0007bd04" style:font-size-asian="10.5pt" style:font-weight-asian="normal" style:font-size-complex="12pt" style:font-weight-complex="normal"/>
    </style:style>
    <style:style style:name="P31" style:family="paragraph" style:parent-style-name="Standard" style:list-style-name="List_20_1">
      <style:paragraph-properties fo:text-align="start" style:justify-single-word="false"/>
      <style:text-properties fo:color="#000000" loext:opacity="100%" fo:font-size="12pt" fo:font-weight="normal" officeooo:rsid="0007bd04" officeooo:paragraph-rsid="0015d59a"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000000" loext:opacity="100%" fo:font-size="12pt" fo:font-weight="normal" officeooo:rsid="00096b1f" officeooo:paragraph-rsid="0007bd04"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000000" loext:opacity="100%" fo:font-size="12pt" fo:font-weight="normal" officeooo:rsid="00096b1f" officeooo:paragraph-rsid="00096b1f"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color="#000000" loext:opacity="100%" fo:font-size="12pt" fo:font-weight="normal" officeooo:rsid="0009f81e" officeooo:paragraph-rsid="00096b1f"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color="#000000" loext:opacity="100%" fo:font-size="12pt" fo:font-weight="normal" officeooo:rsid="0009f81e" officeooo:paragraph-rsid="0009f81e" style:font-size-asian="10.5pt" style:font-weight-asian="normal" style:font-size-complex="12pt" style:font-weight-complex="normal"/>
    </style:style>
    <style:style style:name="P36" style:family="paragraph" style:parent-style-name="Standard" style:list-style-name="List_20_1">
      <style:paragraph-properties fo:text-align="start" style:justify-single-word="false"/>
      <style:text-properties fo:color="#000000" loext:opacity="100%" fo:font-size="12pt" fo:font-weight="normal" officeooo:rsid="000b724b" officeooo:paragraph-rsid="000b724b"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color="#000000" loext:opacity="100%" fo:font-size="12pt" fo:font-weight="normal" officeooo:rsid="000b724b" officeooo:paragraph-rsid="0017086c"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color="#000000" loext:opacity="100%" fo:font-size="12pt" fo:font-weight="normal" officeooo:rsid="000b724b" officeooo:paragraph-rsid="000b724b"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000000" loext:opacity="100%" fo:font-size="12pt" fo:font-weight="normal" officeooo:rsid="000d4ddc" officeooo:paragraph-rsid="000d4ddc"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color="#000000" loext:opacity="100%" fo:font-size="12pt" fo:font-weight="normal" officeooo:rsid="000eb5c2" officeooo:paragraph-rsid="000eb5c2"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000000" loext:opacity="100%" fo:font-size="12pt" fo:font-weight="normal" officeooo:rsid="000f493e" officeooo:paragraph-rsid="000f493e"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00" loext:opacity="100%" fo:font-size="12pt" fo:font-weight="normal" officeooo:rsid="000fc9b8" officeooo:paragraph-rsid="000f493e"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loext:opacity="100%" fo:font-size="12pt" fo:font-weight="normal" officeooo:rsid="000ffb0b" officeooo:paragraph-rsid="000ffb0b"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loext:opacity="100%" fo:font-size="12pt" fo:font-weight="normal" officeooo:rsid="000ffb0b" officeooo:paragraph-rsid="00118d4d"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loext:opacity="100%" fo:font-size="12pt" fo:font-weight="normal" officeooo:rsid="001007b9" officeooo:paragraph-rsid="000ffb0b"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00" loext:opacity="100%" fo:font-size="12pt" fo:font-weight="normal" officeooo:rsid="00118d4d" officeooo:paragraph-rsid="00118d4d"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loext:opacity="100%" fo:font-size="12pt" fo:font-weight="normal" officeooo:rsid="0013b25a" officeooo:paragraph-rsid="0013b25a"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fo:font-size="12pt" fo:font-weight="normal" officeooo:rsid="0013b25a" officeooo:paragraph-rsid="0018b2c4"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loext:opacity="100%" fo:font-size="12pt" fo:font-weight="normal" officeooo:rsid="0013b25a" officeooo:paragraph-rsid="0013c893"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loext:opacity="100%" fo:font-size="12pt" fo:font-weight="normal" officeooo:rsid="0013c893" officeooo:paragraph-rsid="0018b2c4"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loext:opacity="100%" fo:font-size="12pt" fo:font-weight="normal" officeooo:rsid="0013c893" officeooo:paragraph-rsid="0013c89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fo:font-size="12pt" fo:font-weight="normal" officeooo:rsid="0018b2c4" officeooo:paragraph-rsid="0018b2c4"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loext:opacity="100%" fo:font-size="12pt" fo:font-weight="normal" officeooo:rsid="0015886f" officeooo:paragraph-rsid="0015886f" style:font-size-asian="10.5pt" style:font-weight-asian="normal" style:font-size-complex="12pt" style:font-weight-complex="normal"/>
    </style:style>
    <style:style style:name="P54" style:family="paragraph" style:parent-style-name="Standard" style:list-style-name="L6">
      <style:paragraph-properties fo:text-align="start" style:justify-single-word="false"/>
      <style:text-properties fo:color="#000000" loext:opacity="100%" fo:font-size="12pt" fo:font-weight="normal" officeooo:rsid="0015886f" officeooo:paragraph-rsid="0015886f" style:font-size-asian="10.5pt" style:font-weight-asian="normal" style:font-size-complex="12pt" style:font-weight-complex="normal"/>
    </style:style>
    <style:style style:name="P55" style:family="paragraph" style:parent-style-name="Standard" style:list-style-name="Numbering_20_123">
      <style:paragraph-properties fo:text-align="start" style:justify-single-word="false"/>
      <style:text-properties fo:color="#000000" loext:opacity="100%" fo:font-size="12pt" fo:font-weight="bold" officeooo:rsid="0007bd04" officeooo:paragraph-rsid="0007bd04" style:font-size-asian="10.5pt" style:font-weight-asian="bold" style:font-size-complex="12pt" style:font-weight-complex="bold"/>
    </style:style>
    <style:style style:name="P56" style:family="paragraph" style:parent-style-name="Standard" style:list-style-name="Numbering_20_123">
      <style:paragraph-properties fo:text-align="start" style:justify-single-word="false"/>
      <style:text-properties fo:color="#000000" loext:opacity="100%" fo:font-size="12pt" fo:font-weight="bold" officeooo:rsid="00096b1f" officeooo:paragraph-rsid="00096b1f" style:font-size-asian="10.5pt" style:font-weight-asian="bold" style:font-size-complex="12pt" style:font-weight-complex="bold"/>
    </style:style>
    <style:style style:name="P57" style:family="paragraph" style:parent-style-name="Standard" style:list-style-name="Numbering_20_123">
      <style:paragraph-properties fo:text-align="start" style:justify-single-word="false"/>
      <style:text-properties fo:color="#000000" loext:opacity="100%" fo:font-size="12pt" fo:font-weight="bold" officeooo:rsid="000ad4f2" officeooo:paragraph-rsid="000ad4f2" style:font-size-asian="10.5pt" style:font-weight-asian="bold" style:font-size-complex="12pt" style:font-weight-complex="bold"/>
    </style:style>
    <style:style style:name="P58" style:family="paragraph" style:parent-style-name="Standard" style:list-style-name="L2">
      <style:paragraph-properties fo:text-align="start" style:justify-single-word="false"/>
      <style:text-properties fo:color="#000000" loext:opacity="100%" fo:font-size="12pt" fo:font-weight="bold" officeooo:rsid="000ad4f2" officeooo:paragraph-rsid="0017086c" style:font-size-asian="10.5pt" style:font-weight-asian="bold" style:font-size-complex="12pt" style:font-weight-complex="bold"/>
    </style:style>
    <style:style style:name="P59" style:family="paragraph" style:parent-style-name="Standard" style:list-style-name="Numbering_20_123">
      <style:paragraph-properties fo:text-align="start" style:justify-single-word="false"/>
      <style:text-properties fo:color="#000000" loext:opacity="100%" fo:font-size="12pt" fo:font-weight="bold" officeooo:rsid="000f493e" officeooo:paragraph-rsid="000f493e" style:font-size-asian="10.5pt" style:font-weight-asian="bold" style:font-size-complex="12pt" style:font-weight-complex="bold"/>
    </style:style>
    <style:style style:name="P60" style:family="paragraph" style:parent-style-name="Standard">
      <style:paragraph-properties fo:text-align="start" style:justify-single-word="false"/>
      <style:text-properties fo:color="#000000" loext:opacity="100%" fo:font-size="12pt" fo:font-weight="bold" officeooo:rsid="000f493e" officeooo:paragraph-rsid="000f493e" style:font-size-asian="10.5pt" style:font-weight-asian="bold" style:font-size-complex="12pt" style:font-weight-complex="bold"/>
    </style:style>
    <style:style style:name="P61" style:family="paragraph" style:parent-style-name="Standard" style:list-style-name="Numbering_20_123">
      <style:paragraph-properties fo:text-align="start" style:justify-single-word="false"/>
      <style:text-properties fo:color="#000000" loext:opacity="100%" fo:font-size="12pt" fo:font-weight="bold" officeooo:rsid="000ffb0b" officeooo:paragraph-rsid="000ffb0b" style:font-size-asian="10.5pt" style:font-weight-asian="bold" style:font-size-complex="12pt" style:font-weight-complex="bold"/>
    </style:style>
    <style:style style:name="P62" style:family="paragraph" style:parent-style-name="Standard" style:list-style-name="L3">
      <style:paragraph-properties fo:text-align="start" style:justify-single-word="false"/>
      <style:text-properties fo:color="#000000" loext:opacity="100%" fo:font-size="12pt" fo:font-weight="bold" officeooo:rsid="000ffb0b" officeooo:paragraph-rsid="000ffb0b" style:font-size-asian="10.5pt" style:font-weight-asian="bold" style:font-size-complex="12pt" style:font-weight-complex="bold"/>
    </style:style>
    <style:style style:name="P63" style:family="paragraph" style:parent-style-name="Standard" style:list-style-name="L3">
      <style:paragraph-properties fo:text-align="start" style:justify-single-word="false"/>
      <style:text-properties fo:color="#000000" loext:opacity="100%" fo:font-size="12pt" fo:font-weight="bold" officeooo:rsid="000ffb0b" officeooo:paragraph-rsid="00118d4d" style:font-size-asian="10.5pt" style:font-weight-asian="bold" style:font-size-complex="12pt" style:font-weight-complex="bold"/>
    </style:style>
    <style:style style:name="P64" style:family="paragraph" style:parent-style-name="Standard" style:list-style-name="Numbering_20_123">
      <style:paragraph-properties fo:text-align="start" style:justify-single-word="false"/>
      <style:text-properties fo:color="#000000" loext:opacity="100%" fo:font-size="12pt" fo:font-weight="bold" officeooo:rsid="00118d4d" officeooo:paragraph-rsid="0018b2c4" style:font-size-asian="10.5pt" style:font-weight-asian="bold" style:font-size-complex="12pt" style:font-weight-complex="bold"/>
    </style:style>
    <style:style style:name="P65" style:family="paragraph" style:parent-style-name="Standard" style:list-style-name="Numbering_20_123">
      <style:paragraph-properties fo:text-align="start" style:justify-single-word="false"/>
      <style:text-properties fo:color="#000000" loext:opacity="100%" fo:font-size="12pt" fo:font-weight="bold" officeooo:rsid="00118d4d" officeooo:paragraph-rsid="00118d4d" style:font-size-asian="10.5pt" style:font-weight-asian="bold" style:font-size-complex="12pt" style:font-weight-complex="bold"/>
    </style:style>
    <style:style style:name="P66" style:family="paragraph" style:parent-style-name="Standard" style:list-style-name="L4">
      <style:paragraph-properties fo:text-align="start" style:justify-single-word="false"/>
      <style:text-properties fo:color="#000000" loext:opacity="100%" fo:font-size="12pt" fo:font-weight="bold" officeooo:rsid="00177300" officeooo:paragraph-rsid="00177300" style:font-size-asian="10.5pt" style:font-weight-asian="bold" style:font-size-complex="12pt" style:font-weight-complex="bold"/>
    </style:style>
    <style:style style:name="P67" style:family="paragraph" style:parent-style-name="Standard" style:list-style-name="L5">
      <style:paragraph-properties fo:text-align="start" style:justify-single-word="false"/>
      <style:text-properties fo:color="#000000" loext:opacity="100%" fo:font-size="12pt" fo:font-weight="bold" officeooo:rsid="0015886f" officeooo:paragraph-rsid="0015886f" style:font-size-asian="10.5pt" style:font-weight-asian="bold" style:font-size-complex="12pt" style:font-weight-complex="bold"/>
    </style:style>
    <style:style style:name="P68" style:family="paragraph" style:parent-style-name="Standard" style:list-style-name="List_20_1">
      <style:paragraph-properties fo:text-align="start" style:justify-single-word="false"/>
      <style:text-properties fo:font-size="12pt" fo:font-weight="normal" officeooo:rsid="00077cbf" officeooo:paragraph-rsid="00077cbf" style:font-size-asian="10.5pt" style:font-weight-asian="normal" style:font-size-complex="12pt" style:font-weight-complex="normal"/>
    </style:style>
    <style:style style:name="P69" style:family="paragraph" style:parent-style-name="Standard" style:list-style-name="L2">
      <style:paragraph-properties fo:text-align="start" style:justify-single-word="false"/>
      <style:text-properties fo:font-size="12pt" fo:font-weight="normal" officeooo:rsid="000ad4f2" officeooo:paragraph-rsid="0017086c" style:font-size-asian="10.5pt" style:font-weight-asian="normal" style:font-size-complex="12pt" style:font-weight-complex="normal"/>
    </style:style>
    <style:style style:name="P70" style:family="paragraph" style:parent-style-name="Standard" style:list-style-name="List_20_1">
      <style:paragraph-properties fo:text-align="start" style:justify-single-word="false"/>
      <style:text-properties fo:font-size="12pt" fo:font-weight="normal" officeooo:rsid="0007bd04" officeooo:paragraph-rsid="0007bd04" style:font-size-asian="10.5pt" style:font-weight-asian="normal" style:font-size-complex="12pt" style:font-weight-complex="normal"/>
    </style:style>
    <style:style style:name="P71" style:family="paragraph" style:parent-style-name="Standard" style:list-style-name="L4">
      <style:paragraph-properties fo:text-align="start" style:justify-single-word="false"/>
      <style:text-properties fo:font-size="12pt" fo:font-weight="normal" officeooo:rsid="0013b25a" officeooo:paragraph-rsid="0013b25a" style:font-size-asian="10.5pt" style:font-weight-asian="normal" style:font-size-complex="12pt" style:font-weight-complex="normal"/>
    </style:style>
    <style:style style:name="P72" style:family="paragraph" style:parent-style-name="Standard" style:list-style-name="L4">
      <style:paragraph-properties fo:text-align="start" style:justify-single-word="false"/>
      <style:text-properties fo:font-size="12pt" fo:font-weight="normal" officeooo:rsid="0013b25a" officeooo:paragraph-rsid="0018b2c4" style:font-size-asian="10.5pt" style:font-weight-asian="normal" style:font-size-complex="12pt" style:font-weight-complex="normal"/>
    </style:style>
    <style:style style:name="P73" style:family="paragraph" style:parent-style-name="Standard" style:list-style-name="L4">
      <style:paragraph-properties fo:text-align="start" style:justify-single-word="false"/>
      <style:text-properties fo:font-size="12pt" fo:font-weight="normal" officeooo:rsid="00177300" officeooo:paragraph-rsid="00177300" style:font-size-asian="10.5pt" style:font-weight-asian="normal" style:font-size-complex="12pt" style:font-weight-complex="normal"/>
    </style:style>
    <style:style style:name="P74" style:family="paragraph" style:parent-style-name="Standard" style:list-style-name="Numbering_20_123">
      <style:paragraph-properties fo:text-align="start" style:justify-single-word="false"/>
      <style:text-properties fo:font-size="12pt" fo:font-weight="bold" officeooo:rsid="000d4ddc" officeooo:paragraph-rsid="000d4ddc" style:font-size-asian="10.5pt" style:font-weight-asian="bold" style:font-size-complex="12pt" style:font-weight-complex="bold"/>
    </style:style>
    <style:style style:name="P75" style:family="paragraph" style:parent-style-name="Standard" style:list-style-name="Numbering_20_123">
      <style:paragraph-properties fo:text-align="start" style:justify-single-word="false"/>
      <style:text-properties fo:font-size="12pt" fo:font-weight="bold" officeooo:rsid="0015886f" officeooo:paragraph-rsid="0015886f" style:font-size-asian="10.5pt" style:font-weight-asian="bold" style:font-size-complex="12pt" style:font-weight-complex="bold"/>
    </style:style>
    <style:style style:name="P76" style:family="paragraph" style:parent-style-name="Standard" style:list-style-name="Numbering_20_123">
      <style:paragraph-properties fo:text-align="start" style:justify-single-word="false"/>
      <style:text-properties fo:font-weight="bold" officeooo:rsid="000eb5c2" officeooo:paragraph-rsid="000eb5c2" style:font-weight-asian="bold" style:font-weight-complex="bold"/>
    </style:style>
    <style:style style:name="P77" style:family="paragraph" style:parent-style-name="Standard" style:list-style-name="L3">
      <style:paragraph-properties fo:text-align="start" style:justify-single-word="false"/>
      <style:text-properties officeooo:rsid="000ffb0b" officeooo:paragraph-rsid="000ffb0b"/>
    </style:style>
    <style:style style:name="T1" style:family="text">
      <style:text-properties officeooo:rsid="00077cbf"/>
    </style:style>
    <style:style style:name="T2" style:family="text">
      <style:text-properties fo:color="#000000" loext:opacity="100%"/>
    </style:style>
    <style:style style:name="T3" style:family="text">
      <style:text-properties fo:color="#000000" loext:opacity="100%" officeooo:rsid="00096b1f"/>
    </style:style>
    <style:style style:name="T4" style:family="text">
      <style:text-properties fo:color="#000000" loext:opacity="100%" fo:font-size="12pt" fo:font-weight="normal" style:font-size-asian="10.5pt" style:font-weight-asian="normal" style:font-size-complex="12pt" style:font-weight-complex="normal"/>
    </style:style>
    <style:style style:name="T5" style:family="text">
      <style:text-properties fo:color="#000000" loext:opacity="100%" fo:font-size="12pt" fo:font-weight="normal" officeooo:rsid="00096b1f" style:font-size-asian="10.5pt" style:font-weight-asian="normal" style:font-size-complex="12pt" style:font-weight-complex="normal"/>
    </style:style>
    <style:style style:name="T6" style:family="text">
      <style:text-properties fo:color="#000000" loext:opacity="100%" fo:font-size="12pt" fo:font-weight="normal" officeooo:rsid="0009f81e" style:font-size-asian="10.5pt" style:font-weight-asian="normal" style:font-size-complex="12pt" style:font-weight-complex="normal"/>
    </style:style>
    <style:style style:name="T7" style:family="text">
      <style:text-properties fo:color="#000000" loext:opacity="100%" fo:font-size="12pt" fo:font-weight="normal" officeooo:rsid="000ad4f2" style:font-size-asian="10.5pt" style:font-weight-asian="normal" style:font-size-complex="12pt" style:font-weight-complex="normal"/>
    </style:style>
    <style:style style:name="T8" style:family="text">
      <style:text-properties fo:color="#000000" loext:opacity="100%" fo:font-size="12pt" fo:font-weight="normal" officeooo:rsid="000d4ddc" style:font-size-asian="10.5pt" style:font-weight-asian="normal" style:font-size-complex="12pt" style:font-weight-complex="normal"/>
    </style:style>
    <style:style style:name="T9" style:family="text">
      <style:text-properties fo:color="#000000" loext:opacity="100%" fo:font-size="12pt" fo:font-weight="normal" officeooo:rsid="0011dc14" style:font-size-asian="10.5pt" style:font-weight-asian="normal" style:font-size-complex="12pt" style:font-weight-complex="normal"/>
    </style:style>
    <style:style style:name="T10" style:family="text">
      <style:text-properties fo:color="#000000" loext:opacity="100%" fo:font-size="12pt" fo:font-weight="normal" officeooo:rsid="0013b25a" style:font-size-asian="10.5pt" style:font-weight-asian="normal" style:font-size-complex="12pt" style:font-weight-complex="normal"/>
    </style:style>
    <style:style style:name="T11" style:family="text">
      <style:text-properties fo:color="#000000" loext:opacity="100%" fo:font-size="12pt" fo:font-weight="normal" officeooo:rsid="0015d59a" style:font-size-asian="10.5pt" style:font-weight-asian="normal" style:font-size-complex="12pt" style:font-weight-complex="normal"/>
    </style:style>
    <style:style style:name="T12" style:family="text">
      <style:text-properties fo:color="#000000" loext:opacity="100%" fo:font-size="12pt" fo:font-weight="normal" officeooo:rsid="000b724b" style:font-size-asian="10.5pt" style:font-weight-asian="normal" style:font-size-complex="12pt" style:font-weight-complex="normal"/>
    </style:style>
    <style:style style:name="T13" style:family="text">
      <style:text-properties fo:color="#000000" loext:opacity="100%" fo:font-size="12pt" fo:font-weight="normal" officeooo:rsid="0017086c" style:font-size-asian="10.5pt" style:font-weight-asian="normal" style:font-size-complex="12pt" style:font-weight-complex="normal"/>
    </style:style>
    <style:style style:name="T14" style:family="text">
      <style:text-properties fo:color="#000000" loext:opacity="100%" fo:font-size="12pt" fo:font-weight="normal" officeooo:rsid="00177300" style:font-size-asian="10.5pt" style:font-weight-asian="normal" style:font-size-complex="12pt" style:font-weight-complex="normal"/>
    </style:style>
    <style:style style:name="T15" style:family="text">
      <style:text-properties fo:color="#000000" loext:opacity="100%" fo:font-size="12pt" fo:font-weight="normal" officeooo:rsid="0018b2c4" style:font-size-asian="10.5pt" style:font-weight-asian="normal" style:font-size-complex="12pt" style:font-weight-complex="normal"/>
    </style:style>
    <style:style style:name="T16" style:family="text">
      <style:text-properties fo:color="#000000" loext:opacity="100%" fo:font-size="12pt" fo:font-weight="normal" officeooo:rsid="00077cbf" style:font-size-asian="10.5pt" style:font-weight-asian="normal" style:font-size-complex="12pt" style:font-weight-complex="normal"/>
    </style:style>
    <style:style style:name="T17" style:family="text">
      <style:text-properties fo:color="#000000" loext:opacity="100%" fo:font-size="12pt" style:font-size-asian="10.5pt" style:font-size-complex="12pt"/>
    </style:style>
    <style:style style:name="T18" style:family="text">
      <style:text-properties fo:color="#000000" loext:opacity="100%" fo:font-size="12pt" officeooo:rsid="000d4ddc" style:font-size-asian="10.5pt" style:font-size-complex="12pt"/>
    </style:style>
    <style:style style:name="T19" style:family="text">
      <style:text-properties fo:color="#000000" loext:opacity="100%" fo:font-size="12pt" fo:font-weight="bold" style:font-size-asian="10.5pt" style:font-weight-asian="bold" style:font-size-complex="12pt" style:font-weight-complex="bold"/>
    </style:style>
    <style:style style:name="T20" style:family="text">
      <style:text-properties fo:color="#000000" loext:opacity="100%" officeooo:rsid="000b724b"/>
    </style:style>
    <style:style style:name="T21" style:family="text">
      <style:text-properties fo:color="#000000" loext:opacity="100%" officeooo:rsid="000d4ddc"/>
    </style:style>
    <style:style style:name="T22" style:family="text">
      <style:text-properties fo:color="#000000" loext:opacity="100%" officeooo:rsid="000ffb0b"/>
    </style:style>
    <style:style style:name="T23" style:family="text">
      <style:text-properties fo:color="#000000" loext:opacity="100%" officeooo:rsid="001007b9"/>
    </style:style>
    <style:style style:name="T24" style:family="text">
      <style:text-properties fo:color="#000000" loext:opacity="100%" officeooo:rsid="00118d4d"/>
    </style:style>
    <style:style style:name="T25" style:family="text">
      <style:text-properties fo:color="#000000" loext:opacity="100%" officeooo:rsid="0013c893"/>
    </style:style>
    <style:style style:name="T26" style:family="text">
      <style:text-properties fo:color="#000000" loext:opacity="100%" officeooo:rsid="0015d59a"/>
    </style:style>
    <style:style style:name="T27" style:family="text">
      <style:text-properties fo:color="#000000" loext:opacity="100%" style:font-name="Liberation Serif" officeooo:rsid="00096b1f"/>
    </style:style>
    <style:style style:name="T28" style:family="text">
      <style:text-properties fo:color="#000000" loext:opacity="100%" style:font-name="Liberation Serif" fo:font-weight="bold" style:font-weight-asian="bold" style:font-weight-complex="bold"/>
    </style:style>
    <style:style style:name="T29" style:family="text">
      <style:text-properties fo:color="#000000" loext:opacity="100%" fo:font-weight="bold" style:font-weight-asian="bold" style:font-weight-complex="bold"/>
    </style:style>
    <style:style style:name="T30" style:family="text">
      <style:text-properties fo:color="#000000" loext:opacity="100%" fo:font-weight="bold" officeooo:rsid="000b724b" style:font-weight-asian="bold" style:font-weight-complex="bold"/>
    </style:style>
    <style:style style:name="T31" style:family="text">
      <style:text-properties fo:color="#000000" loext:opacity="100%" fo:font-weight="bold" officeooo:rsid="000d4ddc" style:font-weight-asian="bold" style:font-weight-complex="bold"/>
    </style:style>
    <style:style style:name="T32" style:family="text">
      <style:text-properties fo:color="#000000" loext:opacity="100%" fo:font-weight="bold" officeooo:rsid="00118d4d" style:font-weight-asian="bold" style:font-weight-complex="bold"/>
    </style:style>
    <style:style style:name="T33" style:family="text">
      <style:text-properties fo:color="#000000" loext:opacity="100%" fo:font-weight="bold" officeooo:rsid="00177300" style:font-weight-asian="bold" style:font-weight-complex="bold"/>
    </style:style>
    <style:style style:name="T34" style:family="text">
      <style:text-properties fo:color="#000000" loext:opacity="100%" fo:font-weight="bold" officeooo:rsid="0013c893" style:font-weight-asian="bold" style:font-weight-complex="bold"/>
    </style:style>
    <style:style style:name="T35" style:family="text">
      <style:text-properties fo:color="#000000" loext:opacity="100%" fo:font-weight="bold" officeooo:rsid="0018b2c4" style:font-weight-asian="bold" style:font-weight-complex="bold"/>
    </style:style>
    <style:style style:name="T36" style:family="text">
      <style:text-properties fo:color="#000000" loext:opacity="100%" fo:font-weight="normal" officeooo:rsid="0017086c" style:font-weight-asian="normal" style:font-weight-complex="normal"/>
    </style:style>
    <style:style style:name="T37" style:family="text">
      <style:text-properties fo:color="#000000" loext:opacity="100%" officeooo:rsid="00177300"/>
    </style:style>
    <style:style style:name="T38" style:family="text">
      <style:text-properties fo:color="#000000" loext:opacity="100%" officeooo:rsid="0018b2c4"/>
    </style:style>
    <style:style style:name="T39" style:family="text">
      <style:text-properties fo:font-variant="normal" fo:text-transform="none" fo:color="#000000" loext:opacity="100%" style:font-name="Liberation Serif" fo:font-size="14pt" fo:letter-spacing="normal" fo:font-style="normal" fo:font-weight="bold" style:font-weight-asian="bold" style:font-weight-complex="bold"/>
    </style:style>
    <style:style style:name="T40" style:family="text">
      <style:text-properties fo:font-variant="normal" fo:text-transform="none" fo:color="#000000" loext:opacity="100%" style:font-name="Liberation Serif" fo:font-size="14pt" fo:letter-spacing="normal" fo:font-style="normal" fo:font-weight="bold" officeooo:rsid="00096b1f"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SSION <text:span text:style-name="T1">3 </text:span></text:p>
      <text:p text:style-name="P1">TAKEN BY RAGAV KUMAR V</text:p>
      <text:list xml:id="list2836569583" text:style-name="Numbering_20_123">
        <text:list-item>
          <text:p text:style-name="P24">HTTP:</text:p>
        </text:list-item>
      </text:list>
      <text:list xml:id="list12522146" text:style-name="List_20_1">
        <text:list-item>
          <text:list>
            <text:list-item>
              <text:p text:style-name="P23"><text:span text:style-name="T16">HTTP – Hyper Text Transfer Protocol.</text:span></text:p>
            </text:list-item>
            <text:list-item>
              <text:p text:style-name="P25">All the files needed to load a webpage will be requested through this protocol</text:p>
            </text:list-item>
            <text:list-item>
              <text:p text:style-name="P68"><text:span text:style-name="T2">HTTP is the one that creates the </text:span><text:span text:style-name="T26">TCP</text:span><text:span text:style-name="T2"> connection</text:span></text:p>
            </text:list-item>
            <text:list-item>
              <text:p text:style-name="P25">HTTP versions </text:p>
              <text:list>
                <text:list-item>
                  <text:p text:style-name="P27">HTTP/0.9</text:p>
                </text:list-item>
                <text:list-item>
                  <text:p text:style-name="P27">HTTP/1.0</text:p>
                </text:list-item>
                <text:list-item>
                  <text:p text:style-name="P25">HTTP /1.1</text:p>
                </text:list-item>
                <text:list-item>
                  <text:p text:style-name="P25">HTTP/2</text:p>
                </text:list-item>
                <text:list-item>
                  <text:p text:style-name="P27">HTTP/3</text:p>
                </text:list-item>
              </text:list>
            </text:list-item>
          </text:list>
        </text:list-item>
      </text:list>
      <text:list xml:id="list2970908492" text:style-name="L1">
        <text:list-item>
          <text:list>
            <text:list-item>
              <text:list>
                <text:list-header>
                  <text:p text:style-name="P29"/>
                </text:list-header>
              </text:list>
            </text:list-item>
          </text:list>
        </text:list-item>
      </text:list>
      <text:list xml:id="list11903751781768" text:continue-list="list2836569583" text:style-name="Numbering_20_123">
        <text:list-item>
          <text:p text:style-name="P55">STATUS CODE:</text:p>
        </text:list-item>
      </text:list>
      <text:list xml:id="list11903892430871" text:continue-list="list12522146" text:style-name="List_20_1">
        <text:list-item>
          <text:list>
            <text:list-item>
              <text:p text:style-name="P30">The status code tells about what happened to the request that we made to load a webpage.</text:p>
            </text:list-item>
            <text:list-item>
              <text:p text:style-name="P70"><text:span text:style-name="T2">It has many status code for different kind of re</text:span><text:span text:style-name="T3">s</text:span><text:span text:style-name="T2">ults.(like if the file succe</text:span><text:span text:style-name="T26">ss</text:span><text:span text:style-name="T2">fully loaded it will be giving status code of “200”. like this etc.,</text:span></text:p>
            </text:list-item>
            <text:list-item>
              <text:p text:style-name="P31">Status code will be given for every individual file that is needed to load a webpage(this status code we can check from the “inspect element” option)</text:p>
            </text:list-item>
            <text:list-item>
              <text:p text:style-name="P19"><text:span text:style-name="T5">we can check all status codes number meaning in this website </text:span><text:span text:style-name="T11">in this websites</text:span></text:p>
              <text:list>
                <text:list-item>
                  <text:p text:style-name="P19"><text:span text:style-name="T40">https://developer.mozilla.org/en-us/docs/web/http/status</text:span><text:span text:style-name="T27"> </text:span></text:p>
                </text:list-item>
              </text:list>
            </text:list-item>
          </text:list>
        </text:list-item>
      </text:list>
      <text:p text:style-name="P32"/>
      <text:list xml:id="list11904198757283" text:continue-list="list11903751781768" text:style-name="Numbering_20_123">
        <text:list-item>
          <text:p text:style-name="P56">DDoS:</text:p>
        </text:list-item>
      </text:list>
      <text:p text:style-name="P33"><text:tab/>DDoS – Distributed Denial-of-service Attack.</text:p>
      <text:p text:style-name="P14"><text:span text:style-name="T4"><text:tab/></text:span><text:span text:style-name="T6">this attack is reg</text:span><text:span text:style-name="T11">ularly</text:span><text:span text:style-name="T6"> done on famous websites.</text:span></text:p>
      <text:p text:style-name="P34"><text:tab/>basically during this attack if a server can handle only 1000 servers, then the attackers will try to access there websites with more than 1000 computers.</text:p>
      <text:p text:style-name="P15"><text:span text:style-name="T6"><text:tab/>So at that time the server will crash and become unavail</text:span><text:span text:style-name="T11">a</text:span><text:span text:style-name="T6">ble to other users.</text:span></text:p>
      <text:p text:style-name="P35"/>
      <text:list xml:id="list11903444757632" text:continue-numbering="true" text:style-name="Numbering_20_123">
        <text:list-item>
          <text:p text:style-name="P57">HEADERS IN INSPECT ELEMENTS:</text:p>
        </text:list-item>
      </text:list>
      <text:p text:style-name="P2"><text:span text:style-name="T7"><text:tab/>so </text:span><text:span text:style-name="T11">t</text:span><text:span text:style-name="T7">his headers will show the information of the user to the client. So that the programmers at the client side can know about there users and can optimize the websites according to the users liking.</text:span></text:p>
      <text:p text:style-name="P26"/>
      <text:list xml:id="list11903294101803" text:continue-numbering="true" text:style-name="Numbering_20_123">
        <text:list-item>
          <text:p text:style-name="P57">VERSION OF HTTP:</text:p>
        </text:list-item>
      </text:list>
      <text:list xml:id="list52178245" text:style-name="L2">
        <text:list-item>
          <text:p text:style-name="P58">HTTP/0.9</text:p>
        </text:list-item>
      </text:list>
      <text:list xml:id="list11904407483101" text:continue-list="list11903892430871" text:style-name="List_20_1">
        <text:list-item>
          <text:list>
            <text:list-item>
              <text:list>
                <text:list-item>
                  <text:list>
                    <text:list-item>
                      <text:p text:style-name="P20"><text:span text:style-name="T13">I</text:span><text:span text:style-name="T7">t was very simple. It just display the data and there was no headers.</text:span></text:p>
                    </text:list-item>
                  </text:list>
                </text:list-item>
              </text:list>
            </text:list-item>
          </text:list>
        </text:list-item>
      </text:list>
      <text:list xml:id="list11903500450649" text:continue-list="list52178245" text:style-name="L2">
        <text:list-item>
          <text:p text:style-name="P58">HTTP/1.0</text:p>
        </text:list-item>
      </text:list>
      <text:list xml:id="list11903932811869" text:continue-list="list11904407483101" text:style-name="List_20_1">
        <text:list-item>
          <text:list>
            <text:list-item>
              <text:list>
                <text:list-item>
                  <text:list>
                    <text:list-item>
                      <text:p text:style-name="P20"><text:span text:style-name="T13">T</text:span><text:span text:style-name="T7">hey added the header. </text:span></text:p>
                    </text:list-item>
                    <text:list-item>
                      <text:p text:style-name="P21"><text:span text:style-name="T12">Here u can have only one </text:span><text:span text:style-name="T13">TCP</text:span><text:span text:style-name="T12"> connection at a time(which means u can download all the requested files one by one)</text:span></text:p>
                    </text:list-item>
                  </text:list>
                </text:list-item>
              </text:list>
            </text:list-item>
          </text:list>
        </text:list-item>
      </text:list>
      <text:list xml:id="list11903151384493" text:continue-list="list11903500450649" text:style-name="L2">
        <text:list-item>
          <text:p text:style-name="P69"><text:span text:style-name="T30">HTTP/1.1</text:span><text:span text:style-name="T20"> </text:span></text:p>
        </text:list-item>
      </text:list>
      <text:list xml:id="list11904345513286" text:continue-list="list11903932811869" text:style-name="List_20_1">
        <text:list-item>
          <text:list>
            <text:list-item>
              <text:list>
                <text:list-item>
                  <text:list>
                    <text:list-item>
                      <text:p text:style-name="P20"><text:span text:style-name="T13">A</text:span><text:span text:style-name="T12">dded all status codes.</text:span></text:p>
                    </text:list-item>
                    <text:list-item>
                      <text:p text:style-name="P22"><text:span text:style-name="T12">Here multiple </text:span><text:span text:style-name="T13">TCP</text:span><text:span text:style-name="T12"> connections can happen(here we can make 6 parallel requests unlike the HTTP/1.0 where only 1 requests can be made at a time) HTTP/1.1 is used for around 15 years. </text:span></text:p>
                    </text:list-item>
                    <text:list-item>
                      <text:p text:style-name="P36"><text:soft-page-break/>So here for every 6 requests three way hand shake has to happen.</text:p>
                    </text:list-item>
                  </text:list>
                </text:list-item>
              </text:list>
            </text:list-item>
          </text:list>
        </text:list-item>
      </text:list>
      <text:p text:style-name="P37"><text:tab/></text:p>
      <text:list xml:id="list11903055767018" text:continue-list="list11903151384493" text:style-name="L2">
        <text:list-item>
          <text:p text:style-name="P69"><text:span text:style-name="T30">HTTP/2</text:span><text:span text:style-name="T20"> </text:span></text:p>
        </text:list-item>
      </text:list>
      <text:list xml:id="list11903807346516" text:continue-list="list11904345513286" text:style-name="List_20_1">
        <text:list-item>
          <text:list>
            <text:list-item>
              <text:list>
                <text:list-item>
                  <text:list>
                    <text:list-item>
                      <text:p text:style-name="P20"><text:span text:style-name="T13">H</text:span><text:span text:style-name="T12">ere the speed of loading a website has been greatly increased (here the there is no limit in requestin</text:span><text:span text:style-name="T13">g</text:span><text:span text:style-name="T12"> for files instead they made it like for a particular of time any number of requests can be made without a three way hand shake(process of sending messages to verify). <text:s/></text:span></text:p>
                    </text:list-item>
                  </text:list>
                </text:list-item>
              </text:list>
            </text:list-item>
          </text:list>
        </text:list-item>
      </text:list>
      <text:list xml:id="list11905041418564" text:continue-list="list11903055767018" text:style-name="L2">
        <text:list-item>
          <text:p text:style-name="P69"><text:span text:style-name="T31">HTTP/3</text:span><text:span text:style-name="T21"> </text:span></text:p>
        </text:list-item>
      </text:list>
      <text:list xml:id="list11903165064376" text:continue-list="list11903807346516" text:style-name="List_20_1">
        <text:list-item>
          <text:list>
            <text:list-item>
              <text:list>
                <text:list-item>
                  <text:list>
                    <text:list-item>
                      <text:p text:style-name="P20"><text:span text:style-name="T13">V</text:span><text:span text:style-name="T8">ery much new to the market</text:span></text:p>
                    </text:list-item>
                    <text:list-item>
                      <text:p text:style-name="P20"><text:span text:style-name="T13">Came to existence in 2020</text:span><text:span text:style-name="T8">.</text:span></text:p>
                    </text:list-item>
                  </text:list>
                </text:list-item>
              </text:list>
            </text:list-item>
          </text:list>
        </text:list-item>
      </text:list>
      <text:p text:style-name="P38"/>
      <text:list xml:id="list11903020872854" text:continue-list="list11903294101803" text:style-name="Numbering_20_123">
        <text:list-item>
          <text:p text:style-name="P74"><text:span text:style-name="T20">O</text:span><text:span text:style-name="T2">NLINE JS PROGRAM CREATION:</text:span></text:p>
        </text:list-item>
      </text:list>
      <text:p text:style-name="P13"><text:span text:style-name="T2"><text:tab/></text:span><text:span text:style-name="T36">This link is used to create HTML, CSS and JS program online.</text:span></text:p>
      <text:p text:style-name="P3"><text:span text:style-name="T8"><text:tab/><text:tab/></text:span><text:span text:style-name="T39">https://codepen.io/pen/</text:span><text:span text:style-name="T28"> </text:span></text:p>
      <text:p text:style-name="P39"/>
      <text:list xml:id="list11903510473463" text:continue-numbering="true" text:style-name="Numbering_20_123">
        <text:list-item>
          <text:p text:style-name="P76"><text:span text:style-name="T18">H</text:span><text:span text:style-name="T17">TML:</text:span></text:p>
        </text:list-item>
      </text:list>
      <text:p text:style-name="P16"><text:span text:style-name="T4"><text:tab/>To write </text:span><text:span text:style-name="T13">a </text:span><text:span text:style-name="T4">commen</text:span><text:span text:style-name="T13">t this tag is used - </text:span><text:span text:style-name="T4"><text:s/>&lt;! ..... &gt;</text:span></text:p>
      <text:p text:style-name="P40"/>
      <text:list xml:id="list11904195337406" text:continue-numbering="true" text:style-name="Numbering_20_123">
        <text:list-item>
          <text:p text:style-name="P59">DOM AND CSSOM:</text:p>
        </text:list-item>
      </text:list>
      <text:p text:style-name="P60"/>
      <text:p text:style-name="P60">DOM:</text:p>
      <text:p text:style-name="P41"><text:tab/>DOM – Document Object Model.</text:p>
      <text:p text:style-name="P41"><text:tab/>HTML is converted into DOM by the HTML parser. As browser cant understand the HTML codes that we write. Browser can only understand the DOM tree structure.</text:p>
      <text:p text:style-name="P60"/>
      <text:p text:style-name="P60">CSSOM</text:p>
      <text:p text:style-name="P41"><text:tab/>CSS – Cascade Style Sheet Object Model.</text:p>
      <text:p text:style-name="P17"><text:span text:style-name="T4"><text:tab/></text:span><text:span text:style-name="T13">T</text:span><text:span text:style-name="T4">he CSS codes that we write that also the browser cant understand directly. So it is converted into CSSOM tree structure with the help of CSS parser, which the</text:span><text:span text:style-name="T13">n</text:span><text:span text:style-name="T4"> browser can understand.</text:span></text:p>
      <text:p text:style-name="P42"/>
      <text:list xml:id="list11904198159014" text:continue-numbering="true" text:style-name="Numbering_20_123">
        <text:list-item>
          <text:p text:style-name="P61">STRUCTURE OF A WEB BROWSER:</text:p>
        </text:list-item>
      </text:list>
      <text:p text:style-name="P43"/>
      <text:list xml:id="list1298731218" text:style-name="L3">
        <text:list-item>
          <text:list>
            <text:list-item>
              <text:p text:style-name="P62">USER INTERFACE:</text:p>
            </text:list-item>
          </text:list>
        </text:list-item>
      </text:list>
      <text:p text:style-name="P43"><text:tab/> <text:s text:c="4"/>whatever the user seeing on his page is the user interface.</text:p>
      <text:p text:style-name="P43"/>
      <text:list xml:id="list11904629238605" text:continue-numbering="true" text:style-name="L3">
        <text:list-item>
          <text:list>
            <text:list-item>
              <text:p text:style-name="P62">BROWSER ENGINE:</text:p>
            </text:list-item>
          </text:list>
        </text:list-item>
      </text:list>
      <text:p text:style-name="P18"><text:span text:style-name="T4"><text:tab/> <text:s text:c="4"/></text:span><text:span text:style-name="T14">H</text:span><text:span text:style-name="T4">e is the one who tells what everyone has to do. Like,</text:span></text:p>
      <text:p text:style-name="P18"><text:span text:style-name="T4"><text:tab/><text:tab/> <text:s text:c="4"/></text:span><text:span text:style-name="T14">L</text:span><text:span text:style-name="T4">ike it tells the HTML part to convert into dom</text:span></text:p>
      <text:p text:style-name="P18"><text:span text:style-name="T4"><text:tab/><text:tab/> <text:s text:c="4"/></text:span><text:span text:style-name="T14">F</text:span><text:span text:style-name="T4">or </text:span><text:span text:style-name="T14">CSS</text:span><text:span text:style-name="T4"> to get convert into CSSOM.</text:span></text:p>
      <text:p text:style-name="P43"/>
      <text:list xml:id="list11904588041773" text:continue-numbering="true" text:style-name="L3">
        <text:list-item>
          <text:list>
            <text:list-item>
              <text:p text:style-name="P62">RENDERING ENGINE:</text:p>
            </text:list-item>
          </text:list>
        </text:list-item>
      </text:list>
      <text:p text:style-name="P18"><text:span text:style-name="T4"><text:tab/> <text:s text:c="4"/>He is the one who do all the conve</text:span><text:span text:style-name="T14">r</text:span><text:span text:style-name="T4">ting stuff like, </text:span></text:p>
      <text:p text:style-name="P43"><text:tab/><text:tab/> <text:s text:c="4"/>HTML to DOM</text:p>
      <text:p text:style-name="P43"><text:tab/><text:tab/> <text:s text:c="4"/>CSS to CSSOM</text:p>
      <text:p text:style-name="P43"><text:tab/> <text:s text:c="4"/>basically, </text:p>
      <text:p text:style-name="P43"><text:tab/><text:tab/> <text:s text:c="4"/>The browser engine is like manager and rendering engine is like the worker.</text:p>
      <text:p text:style-name="P43"/>
      <text:p text:style-name="P43"><text:soft-page-break/></text:p>
      <text:list xml:id="list11905145661920" text:continue-numbering="true" text:style-name="L3">
        <text:list-item>
          <text:list>
            <text:list-item>
              <text:p text:style-name="P77"><text:span text:style-name="T19">JS ENGINE:</text:span><text:span text:style-name="T4"><text:line-break/><text:tab/> <text:s text:c="4"/></text:span><text:span text:style-name="T15">I</text:span><text:span text:style-name="T4">f anything has to be done dynamically then that kinda stuff taken cared by the js engine. </text:span></text:p>
            </text:list-item>
          </text:list>
        </text:list-item>
      </text:list>
      <text:p text:style-name="P43"><text:tab/> <text:s text:c="4"/>Anything JS is involved JS engine will take care of that</text:p>
      <text:p text:style-name="P28"/>
      <text:list xml:id="list11904980503535" text:continue-numbering="true" text:style-name="L3">
        <text:list-item>
          <text:list>
            <text:list-item>
              <text:p text:style-name="P62">NETWORKING:</text:p>
            </text:list-item>
          </text:list>
        </text:list-item>
      </text:list>
      <text:p text:style-name="P43"><text:tab/> <text:s text:c="4"/>Whatever happening inside the network tab of the inspect element option is taken care by the networking.</text:p>
      <text:p text:style-name="P43"/>
      <text:list xml:id="list11903286055204" text:continue-numbering="true" text:style-name="L3">
        <text:list-item>
          <text:list>
            <text:list-item>
              <text:p text:style-name="P62">DATA STORAGE:</text:p>
            </text:list-item>
          </text:list>
        </text:list-item>
      </text:list>
      <text:p text:style-name="P5"><text:span text:style-name="T22"><text:tab/> <text:s text:c="4"/></text:span><text:span text:style-name="T23">I</text:span><text:span text:style-name="T37">t</text:span><text:span text:style-name="T23"> is situated in the application tab of inspect element. Where storage tab option situated on the left side.</text:span></text:p>
      <text:p text:style-name="P45"><text:tab/> <text:s text:c="4"/>All the data will be stored in the data storage.</text:p>
      <text:list xml:id="list11904872349419" text:continue-numbering="true" text:style-name="L3">
        <text:list-item>
          <text:list>
            <text:list-item>
              <text:p text:style-name="P63">UI BACKEND:</text:p>
            </text:list-item>
          </text:list>
        </text:list-item>
      </text:list>
      <text:p text:style-name="P44"/>
      <text:p text:style-name="P44"/>
      <text:list xml:id="list11904501971273" text:continue-list="list11904198159014" text:style-name="Numbering_20_123">
        <text:list-item>
          <text:p text:style-name="P64">PARAGDIGM:</text:p>
        </text:list-item>
      </text:list>
      <text:p text:style-name="P7"><text:span text:style-name="T32"><text:tab/></text:span><text:span text:style-name="T35">I</text:span><text:span text:style-name="T24">ts not a language it a way of coding.</text:span></text:p>
      <text:p text:style-name="P46"/>
      <text:list xml:id="list11903619652549" text:continue-numbering="true" text:style-name="Numbering_20_123">
        <text:list-item>
          <text:p text:style-name="P65">NODE JS:</text:p>
        </text:list-item>
      </text:list>
      <text:p text:style-name="P6"><text:span text:style-name="T24"><text:tab/>Node JS is used to run the JS outside of a browser. </text:span><text:span text:style-name="T2"><text:tab/></text:span></text:p>
      <text:p text:style-name="P51"/>
      <text:list xml:id="list11903450036430" text:continue-numbering="true" text:style-name="Numbering_20_123">
        <text:list-item>
          <text:p text:style-name="P75"><text:span text:style-name="T25">C</text:span><text:span text:style-name="T2">O</text:span><text:span text:style-name="T38">N</text:span><text:span text:style-name="T2">VERSION METHODS:</text:span></text:p>
        </text:list-item>
      </text:list>
      <text:list xml:id="list1004515894" text:style-name="L5">
        <text:list-item>
          <text:p text:style-name="P67">IMPLICIT COERCION:</text:p>
        </text:list-item>
      </text:list>
      <text:p text:style-name="P11"><text:span text:style-name="T2"><text:tab/><text:tab/></text:span><text:span text:style-name="T38">H</text:span><text:span text:style-name="T2">ere the conversion happens automatically by the js</text:span></text:p>
      <text:list xml:id="list11904679669425" text:continue-numbering="true" text:style-name="L5">
        <text:list-item>
          <text:p text:style-name="P67">EXPLICIT COERCION:</text:p>
        </text:list-item>
      </text:list>
      <text:p text:style-name="P11"><text:span text:style-name="T2"><text:tab/><text:tab/></text:span><text:span text:style-name="T38">H</text:span><text:span text:style-name="T2">ere the conversion happens by the user input </text:span></text:p>
      <text:p text:style-name="P53"><text:tab/><text:tab/> <text:s text:c="4"/>operations like,</text:p>
      <text:list xml:id="list1001171168" text:style-name="L6">
        <text:list-item>
          <text:p text:style-name="P54">parseInt()</text:p>
        </text:list-item>
        <text:list-item>
          <text:p text:style-name="P54">parseFloat()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IN"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IN"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text-properties fo:color="#000000" loext:opacity="100%" fo:font-size="15pt" fo:font-weight="bold" officeooo:rsid="00077cbf" style:font-size-asian="15pt" style:font-weight-asian="bold" style:font-size-complex="15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67cm" fo:text-indent="-0.4cm" fo:margin-left="1.6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2.071cm" fo:text-indent="-0.4cm" fo:margin-left="2.07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469cm" fo:text-indent="-0.4cm" fo:margin-left="2.46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87cm" fo:text-indent="-0.4cm" fo:margin-left="2.87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27cm" fo:text-indent="-0.4cm" fo:margin-left="3.27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671cm" fo:text-indent="-0.4cm" fo:margin-left="3.67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4.069cm" fo:text-indent="-0.4cm" fo:margin-left="4.06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4.47cm" fo:text-indent="-0.4cm" fo:margin-left="4.47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87cm" fo:text-indent="-0.4cm" fo:margin-left="4.87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5.271cm" fo:text-indent="-0.4cm" fo:margin-left="5.2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8T01:19:02.390000000</dc:date>
    <meta:editing-duration>PT39M37S</meta:editing-duration>
    <meta:editing-cycles>4</meta:editing-cycles>
    <meta:generator>LibreOffice/7.2.1.2$Windows_X86_64 LibreOffice_project/87b77fad49947c1441b67c559c339af8f3517e22</meta:generator>
    <meta:document-statistic meta:table-count="0" meta:image-count="0" meta:object-count="0" meta:page-count="3" meta:paragraph-count="86" meta:word-count="748" meta:character-count="4161" meta:non-whitespace-character-count="3410"/>
  </office:meta>
</office:document-meta>
</file>